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3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2.545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628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2.379cm"/>
    </style:style>
    <style:style style:name="co25" style:family="table-column">
      <style:table-column-properties fo:break-before="auto" style:column-width="2.90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3.103cm"/>
    </style:style>
    <style:style style:name="co28" style:family="table-column">
      <style:table-column-properties fo:break-before="auto" style:column-width="3.16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602cm"/>
    </style:style>
    <style:style style:name="co31" style:family="table-column">
      <style:table-column-properties fo:break-before="auto" style:column-width="2.238cm"/>
    </style:style>
    <style:style style:name="co32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6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1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3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Misc.D2">
          <table:error-message table:message-type="stop" table:display="true"/>
        </table:content-validation>
        <table:content-validation table:name="val4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5" table:condition="of:cell-content-is-decimal-number() and cell-content-is-between(20,2000)" table:allow-empty-cell="false" table:base-cell-address="Misc.G2">
          <table:error-message table:message-type="stop" table:display="true"/>
        </table:content-validation>
        <table:content-validation table:name="val6" table:condition="of:cell-content-is-decimal-number() and cell-content-is-between(20,2000)" table:allow-empty-cell="true" table:base-cell-address="Misc.G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Misc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Misc.E2">
          <table:error-message table:message-type="stop" table:display="true"/>
        </table:content-validation>
        <table:content-validation table:name="val10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I15">
          <table:error-message table:message-type="stop" table:display="true"/>
        </table:content-validation>
        <table:content-validation table:name="val1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12"/>
        <table:table-column table:style-name="co5" table:default-cell-style-name="ce9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default-cell-style-name="Default"/>
        <table:table-column table:style-name="co6" table:visibility="collapse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04" table:default-cell-style-name="Default"/>
        <table:table-column table:style-name="co8" table:number-columns-repeated="2" table:default-cell-style-name="ce12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1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4"/>
          <table:table-cell table:style-name="ce15" table:formula="of:=CONCATENATE(&quot;DCA1 - &quot;;[$Groups.B2])" office:value-type="string" office:string-value="DCA1 - Dca1" calcext:value-type="string">
            <text:p>DCA1 - Dca1</text:p>
          </table:table-cell>
          <table:table-cell table:style-name="ce15" table:formula="of:=CONCATENATE(&quot;DCA2 - &quot;;[$Groups.B3])" office:value-type="string" office:string-value="DCA2 - Dca2" calcext:value-type="string">
            <text:p>DCA2 - Dca2</text:p>
          </table:table-cell>
          <table:table-cell table:style-name="ce15" table:formula="of:=CONCATENATE(&quot;DCA3 - &quot;;[$Groups.B4])" office:value-type="string" office:string-value="DCA3 - Dca3" calcext:value-type="string">
            <text:p>DCA3 - Dca3</text:p>
          </table:table-cell>
          <table:table-cell table:style-name="ce15" table:formula="of:=CONCATENATE(&quot;DCA4 - &quot;;[$Groups.B5])" office:value-type="string" office:string-value="DCA4 - Dca4" calcext:value-type="string">
            <text:p>DCA4 - Dca4</text:p>
          </table:table-cell>
          <table:table-cell table:style-name="ce15" table:formula="of:=CONCATENATE(&quot;DCA5 - &quot;;[$Groups.B6])" office:value-type="string" office:string-value="DCA5 - Dca5" calcext:value-type="string">
            <text:p>DCA5 - Dca5</text:p>
          </table:table-cell>
          <table:table-cell table:style-name="ce15" table:formula="of:=CONCATENATE(&quot;DCA6 - &quot;;[$Groups.B7])" office:value-type="string" office:string-value="DCA6 - Dca6" calcext:value-type="string">
            <text:p>DCA6 - Dca6</text:p>
          </table:table-cell>
          <table:table-cell table:style-name="ce15" table:formula="of:=CONCATENATE(&quot;DCA7 - &quot;;[$Groups.B8])" office:value-type="string" office:string-value="DCA7 - Dca7" calcext:value-type="string">
            <text:p>DCA7 - Dca7</text:p>
          </table:table-cell>
          <table:table-cell table:style-name="ce15" table:formula="of:=CONCATENATE(&quot;DCA8 - &quot;;[$Groups.B9])" office:value-type="string" office:string-value="DCA8 - Dca8" calcext:value-type="string">
            <text:p>DCA8 - Dca8</text:p>
          </table:table-cell>
          <table:table-cell table:style-name="ce15" table:formula="of:=CONCATENATE(&quot;DCA9 - &quot;;[$Groups.B10])" office:value-type="string" office:string-value="DCA9 - Dca9" calcext:value-type="string">
            <text:p>DCA9 - Dca9</text:p>
          </table:table-cell>
          <table:table-cell table:style-name="ce15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5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5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5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5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5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5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5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5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5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5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5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5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5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5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4"/>
          <table:table-cell table:style-name="ce15" office:value-type="string" calcext:value-type="string">
            <text:p>Mute1</text:p>
          </table:table-cell>
          <table:table-cell table:style-name="ce15" office:value-type="string" calcext:value-type="string">
            <text:p>Mute2</text:p>
          </table:table-cell>
          <table:table-cell table:style-name="ce15" office:value-type="string" calcext:value-type="string">
            <text:p>Mute3</text:p>
          </table:table-cell>
          <table:table-cell table:style-name="ce15" office:value-type="string" calcext:value-type="string">
            <text:p>Mute4</text:p>
          </table:table-cell>
          <table:table-cell table:style-name="ce15" office:value-type="string" calcext:value-type="string">
            <text:p>Mute5</text:p>
          </table:table-cell>
          <table:table-cell table:style-name="ce15" office:value-type="string" calcext:value-type="string">
            <text:p>Mute6</text:p>
          </table:table-cell>
          <table:table-cell table:style-name="ce15" office:value-type="string" calcext:value-type="string">
            <text:p>Mute7</text:p>
          </table:table-cell>
          <table:table-cell table:style-name="ce15" office:value-type="string" calcext:value-type="string">
            <text:p>Mute8</text:p>
          </table:table-cell>
          <table:table-cell table:style-name="ce14"/>
          <table:table-cell table:style-name="ce15" office:value-type="string" calcext:value-type="string">
            <text:p>DCA1</text:p>
          </table:table-cell>
          <table:table-cell table:style-name="ce15" office:value-type="string" calcext:value-type="string">
            <text:p>DCA2</text:p>
          </table:table-cell>
          <table:table-cell table:style-name="ce15" office:value-type="string" calcext:value-type="string">
            <text:p>DCA3</text:p>
          </table:table-cell>
          <table:table-cell table:style-name="ce15" office:value-type="string" calcext:value-type="string">
            <text:p>DCA4</text:p>
          </table:table-cell>
          <table:table-cell table:style-name="ce15" office:value-type="string" calcext:value-type="string">
            <text:p>DCA5</text:p>
          </table:table-cell>
          <table:table-cell table:style-name="ce15" office:value-type="string" calcext:value-type="string">
            <text:p>DCA6</text:p>
          </table:table-cell>
          <table:table-cell table:style-name="ce15" office:value-type="string" calcext:value-type="string">
            <text:p>DCA7</text:p>
          </table:table-cell>
          <table:table-cell table:style-name="ce15" office:value-type="string" calcext:value-type="string">
            <text:p>DCA8</text:p>
          </table:table-cell>
          <table:table-cell table:style-name="ce15" office:value-type="string" calcext:value-type="string">
            <text:p>DCA9</text:p>
          </table:table-cell>
          <table:table-cell table:style-name="ce15" office:value-type="string" calcext:value-type="string">
            <text:p>DCA10</text:p>
          </table:table-cell>
          <table:table-cell table:style-name="ce15" office:value-type="string" calcext:value-type="string">
            <text:p>DCA11</text:p>
          </table:table-cell>
          <table:table-cell table:style-name="ce15" office:value-type="string" calcext:value-type="string">
            <text:p>DCA12</text:p>
          </table:table-cell>
          <table:table-cell table:style-name="ce15" office:value-type="string" calcext:value-type="string">
            <text:p>DCA13</text:p>
          </table:table-cell>
          <table:table-cell table:style-name="ce15" office:value-type="string" calcext:value-type="string">
            <text:p>DCA14</text:p>
          </table:table-cell>
          <table:table-cell table:style-name="ce15" office:value-type="string" calcext:value-type="string">
            <text:p>DCA15</text:p>
          </table:table-cell>
          <table:table-cell table:style-name="ce15" office:value-type="string" calcext:value-type="string">
            <text:p>DCA16</text:p>
          </table:table-cell>
          <table:table-cell table:style-name="ce15" office:value-type="string" calcext:value-type="string">
            <text:p>DCA17</text:p>
          </table:table-cell>
          <table:table-cell table:style-name="ce15" office:value-type="string" calcext:value-type="string">
            <text:p>DCA18</text:p>
          </table:table-cell>
          <table:table-cell table:style-name="ce15" office:value-type="string" calcext:value-type="string">
            <text:p>DCA19</text:p>
          </table:table-cell>
          <table:table-cell table:style-name="ce15" office:value-type="string" calcext:value-type="string">
            <text:p>DCA20</text:p>
          </table:table-cell>
          <table:table-cell table:style-name="ce15" office:value-type="string" calcext:value-type="string">
            <text:p>DCA21</text:p>
          </table:table-cell>
          <table:table-cell table:style-name="ce15" office:value-type="string" calcext:value-type="string">
            <text:p>DCA22</text:p>
          </table:table-cell>
          <table:table-cell table:style-name="ce15" office:value-type="string" calcext:value-type="string">
            <text:p>DCA23</text:p>
          </table:table-cell>
          <table:table-cell table:style-name="ce15" office:value-type="string" calcext:value-type="string">
            <text:p>DCA24</text:p>
          </table:table-cell>
          <table:table-cell table:style-name="ce14" office:value-type="string" calcext:value-type="string">
            <text:p>Hidden Helper Cells – Please dont touch</text:p>
          </table:table-cell>
          <table:table-cell table:style-name="ce15" table:number-columns-repeated="8"/>
          <table:table-cell table:style-name="ce14" table:number-columns-repeated="16304"/>
          <table:table-cell table:style-name="ce11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/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-</text:p>
          </table:table-cell>
          <table:table-cell table:content-validation-name="val6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80" calcext:value-type="float">
            <text:p>5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00" calcext:value-type="float">
            <text:p>6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20" calcext:value-type="float">
            <text:p>6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40" calcext:value-type="float">
            <text:p>6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60" calcext:value-type="float">
            <text:p>6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80" calcext:value-type="float">
            <text:p>6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00" calcext:value-type="float">
            <text:p>7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20" calcext:value-type="float">
            <text:p>7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40" calcext:value-type="float">
            <text:p>7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60" calcext:value-type="float">
            <text:p>7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80" calcext:value-type="float">
            <text:p>7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0" calcext:value-type="float">
            <text:p>8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20" calcext:value-type="float">
            <text:p>8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40" calcext:value-type="float">
            <text:p>8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60" calcext:value-type="float">
            <text:p>8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80" calcext:value-type="float">
            <text:p>8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00" calcext:value-type="float">
            <text:p>9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20" calcext:value-type="float">
            <text:p>9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40" calcext:value-type="float">
            <text:p>9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60" calcext:value-type="float">
            <text:p>9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80" calcext:value-type="float">
            <text:p>9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00" calcext:value-type="float">
            <text:p>10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20" calcext:value-type="float">
            <text:p>10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40" calcext:value-type="float">
            <text:p>10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60" calcext:value-type="float">
            <text:p>10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80" calcext:value-type="float">
            <text:p>10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00" calcext:value-type="float">
            <text:p>1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20" calcext:value-type="float">
            <text:p>1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40" calcext:value-type="float">
            <text:p>1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60" calcext:value-type="float">
            <text:p>1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80" calcext:value-type="float">
            <text:p>1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0" calcext:value-type="float">
            <text:p>1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20" calcext:value-type="float">
            <text:p>1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40" calcext:value-type="float">
            <text:p>1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60" calcext:value-type="float">
            <text:p>1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80" calcext:value-type="float">
            <text:p>1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00" calcext:value-type="float">
            <text:p>1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20" calcext:value-type="float">
            <text:p>1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40" calcext:value-type="float">
            <text:p>1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60" calcext:value-type="float">
            <text:p>1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80" calcext:value-type="float">
            <text:p>1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00" calcext:value-type="float">
            <text:p>1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20" calcext:value-type="float">
            <text:p>1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40" calcext:value-type="float">
            <text:p>1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60" calcext:value-type="float">
            <text:p>1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80" calcext:value-type="float">
            <text:p>1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00" calcext:value-type="float">
            <text:p>1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20" calcext:value-type="float">
            <text:p>1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40" calcext:value-type="float">
            <text:p>1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60" calcext:value-type="float">
            <text:p>1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80" calcext:value-type="float">
            <text:p>15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0" calcext:value-type="float">
            <text:p>16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20" calcext:value-type="float">
            <text:p>16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40" calcext:value-type="float">
            <text:p>16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60" calcext:value-type="float">
            <text:p>16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80" calcext:value-type="float">
            <text:p>16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00" calcext:value-type="float">
            <text:p>17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20" calcext:value-type="float">
            <text:p>17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40" calcext:value-type="float">
            <text:p>17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60" calcext:value-type="float">
            <text:p>17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80" calcext:value-type="float">
            <text:p>17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00" calcext:value-type="float">
            <text:p>18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20" calcext:value-type="float">
            <text:p>18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40" calcext:value-type="float">
            <text:p>18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60" calcext:value-type="float">
            <text:p>18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80" calcext:value-type="float">
            <text:p>18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00" calcext:value-type="float">
            <text:p>19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20" calcext:value-type="float">
            <text:p>19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40" calcext:value-type="float">
            <text:p>19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60" calcext:value-type="float">
            <text:p>19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80" calcext:value-type="float">
            <text:p>19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0" calcext:value-type="float">
            <text:p>20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" calcext:value-type="float">
            <text:p>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5"/>
          <table:table-cell table:number-columns-repeated="16377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6"/>
          <table:table-cell table:number-columns-repeated="16377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5"/>
          <table:table-cell table:number-columns-repeated="16377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6"/>
          <table:table-cell table:number-columns-repeated="16377"/>
        </table:table-row>
        <table:table-row table:style-name="ro2">
          <table:table-cell table:number-columns-repeated="6"/>
          <table:table-cell table:content-validation-name="val5"/>
          <table:table-cell table:number-columns-repeated="16377"/>
        </table:table-row>
        <table:table-row table:style-name="ro2">
          <table:table-cell table:number-columns-repeated="6"/>
          <table:table-cell table:content-validation-name="val6"/>
          <table:table-cell table:number-columns-repeated="16377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4:Channels.I1048576 Channels.I1:Channels.I1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9" table:default-cell-style-name="ce1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7" table:default-cell-style-name="ce2"/>
        <table:table-column table:style-name="co14" table:number-columns-repeated="4" table:default-cell-style-name="ce2"/>
        <table:table-column table:style-name="co13" table:default-cell-style-name="ce2"/>
        <table:table-column table:style-name="co13" table:number-columns-repeated="2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8" table:number-columns-repeated="16362"/>
        <table:table-row table:style-name="ro3">
          <table:table-cell table:style-name="ce16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8" office:value-type="string" calcext:value-type="string">
            <text:p>Socket Number</text:p>
          </table:table-cell>
          <table:table-cell table:style-name="ce19" office:value-type="string" calcext:value-type="string">
            <text:p>Local Phantom</text:p>
          </table:table-cell>
          <table:table-cell table:style-name="ce19" office:value-type="string" calcext:value-type="string">
            <text:p>Local Pad</text:p>
          </table:table-cell>
          <table:table-cell table:style-name="ce19" office:value-type="string" calcext:value-type="string">
            <text:p>Local Gain</text:p>
          </table:table-cell>
          <table:table-cell table:style-name="ce20"/>
          <table:table-cell table:style-name="ce21" office:value-type="string" calcext:value-type="string">
            <text:p>DX1 Phantom</text:p>
          </table:table-cell>
          <table:table-cell table:style-name="ce21" office:value-type="string" calcext:value-type="string">
            <text:p>DX1 Pad</text:p>
          </table:table-cell>
          <table:table-cell table:style-name="ce21" office:value-type="string" calcext:value-type="string">
            <text:p>DX1 Gain</text:p>
          </table:table-cell>
          <table:table-cell table:style-name="ce20"/>
          <table:table-cell table:style-name="ce22" office:value-type="string" calcext:value-type="string">
            <text:p>DX3 Phantom</text:p>
          </table:table-cell>
          <table:table-cell table:style-name="ce22" office:value-type="string" calcext:value-type="string">
            <text:p>DX3 Pad</text:p>
          </table:table-cell>
          <table:table-cell table:style-name="ce22" office:value-type="string" calcext:value-type="string">
            <text:p>DX3 Gain</text:p>
          </table:table-cell>
          <table:table-cell table:style-name="ce20"/>
          <table:table-cell table:style-name="ce23" office:value-type="string" calcext:value-type="string">
            <text:p>Slink Phantom</text:p>
          </table:table-cell>
          <table:table-cell table:style-name="ce23" office:value-type="string" calcext:value-type="string">
            <text:p>Slink Pad</text:p>
          </table:table-cell>
          <table:table-cell table:style-name="ce23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office:forms form:automatic-focus="false" form:apply-design-mode="false"/>
        <table:table-column table:style-name="co8" table:default-cell-style-name="ce2"/>
        <table:table-column table:style-name="co16" table:number-columns-repeated="2" table:default-cell-style-name="ce12"/>
        <table:table-column table:style-name="co17" table:default-cell-style-name="ce12"/>
        <table:table-column table:style-name="co17" table:default-cell-style-name="ce2"/>
        <table:table-column table:style-name="co18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19" table:number-columns-repeated="2" table:default-cell-style-name="ce2"/>
        <table:table-column table:style-name="co20" table:default-cell-style-name="ce12"/>
        <table:table-column table:style-name="co8" table:default-cell-style-name="Default"/>
        <table:table-column table:style-name="co8" table:visibility="collapse" table:default-cell-style-name="ce12"/>
        <table:table-column table:style-name="co8" table:default-cell-style-name="Default"/>
        <table:table-column table:style-name="co8" table:default-cell-style-name="ce2"/>
        <table:table-column table:style-name="co16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21" table:number-columns-repeated="2" table:default-cell-style-name="ce2"/>
        <table:table-column table:style-name="co22" table:default-cell-style-name="ce12"/>
        <table:table-column table:style-name="co23" table:default-cell-style-name="ce12"/>
        <table:table-column table:style-name="co8" table:visibility="collapse" table:default-cell-style-name="ce2"/>
        <table:table-column table:style-name="co16" table:number-columns-repeated="2" table:default-cell-style-name="ce2"/>
        <table:table-column table:style-name="co19" table:default-cell-style-name="ce12"/>
        <table:table-column table:style-name="co24" table:default-cell-style-name="ce12"/>
        <table:table-column table:style-name="co17" table:visibility="collapse" table:default-cell-style-name="ce12"/>
        <table:table-column table:style-name="co21" table:default-cell-style-name="ce12"/>
        <table:table-column table:style-name="co21" table:default-cell-style-name="ce2"/>
        <table:table-column table:style-name="co25" table:default-cell-style-name="ce12"/>
        <table:table-column table:style-name="co22" table:default-cell-style-name="ce12"/>
        <table:table-column table:style-name="co8" table:visibility="collapse" table:default-cell-style-name="ce2"/>
        <table:table-column table:style-name="co26" table:default-cell-style-name="ce2"/>
        <table:table-column table:style-name="co26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25" table:number-columns-repeated="2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8" table:number-columns-repeated="2" table:default-cell-style-name="Default"/>
        <table:table-column table:style-name="co27" table:default-cell-style-name="ce12"/>
        <table:table-column table:style-name="co28" table:default-cell-style-name="ce12"/>
        <table:table-column table:style-name="co8" table:number-columns-repeated="16337"/>
        <table:table-row table:style-name="ro2">
          <table:table-cell table:style-name="ce24" office:value-type="string" calcext:value-type="string">
            <text:p>DCA</text:p>
          </table:table-cell>
          <table:table-cell table:style-name="ce24" office:value-type="string" calcext:value-type="string">
            <text:p>DCA Name</text:p>
          </table:table-cell>
          <table:table-cell table:style-name="ce24" office:value-type="string" calcext:value-type="string">
            <text:p>DCA Color</text:p>
          </table:table-cell>
          <table:table-cell table:style-name="ce29"/>
          <table:table-cell table:style-name="ce30" office:value-type="string" calcext:value-type="string">
            <text:p>Mono Auxes</text:p>
          </table:table-cell>
          <table:table-cell table:style-name="ce30" office:value-type="string" calcext:value-type="string">
            <text:p>Aux Name</text:p>
          </table:table-cell>
          <table:table-cell table:style-name="ce30" office:value-type="string" calcext:value-type="string">
            <text:p>Aux Color</text:p>
          </table:table-cell>
          <table:table-cell table:style-name="ce29" table:number-columns-repeated="2"/>
          <table:table-cell table:style-name="ce30" office:value-type="string" calcext:value-type="string">
            <text:p>Stereo Auxes</text:p>
          </table:table-cell>
          <table:table-cell table:style-name="ce30" office:value-type="string" calcext:value-type="string">
            <text:p>StAux Name</text:p>
          </table:table-cell>
          <table:table-cell table:style-name="ce30" office:value-type="string" calcext:value-type="string">
            <text:p>StAux Color</text:p>
          </table:table-cell>
          <table:table-cell table:style-name="ce29" table:number-columns-repeated="2"/>
          <table:table-cell table:style-name="ce36" office:value-type="string" calcext:value-type="string">
            <text:p>Mono Group</text:p>
          </table:table-cell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Group Color</text:p>
          </table:table-cell>
          <table:table-cell table:style-name="ce29" table:number-columns-repeated="2"/>
          <table:table-cell table:style-name="ce36" office:value-type="string" calcext:value-type="string">
            <text:p>Stereo Group</text:p>
          </table:table-cell>
          <table:table-cell table:style-name="ce36" office:value-type="string" calcext:value-type="string">
            <text:p>StGroup Name</text:p>
          </table:table-cell>
          <table:table-cell table:style-name="ce36" office:value-type="string" calcext:value-type="string">
            <text:p>StGroup Color</text:p>
          </table:table-cell>
          <table:table-cell table:style-name="ce29" table:number-columns-repeated="2"/>
          <table:table-cell table:style-name="ce38" office:value-type="string" calcext:value-type="string">
            <text:p>Mono Matrix</text:p>
          </table:table-cell>
          <table:table-cell table:style-name="ce38" office:value-type="string" calcext:value-type="string">
            <text:p>Matrix Name</text:p>
          </table:table-cell>
          <table:table-cell table:style-name="ce38" office:value-type="string" calcext:value-type="string">
            <text:p>Matrix Color</text:p>
          </table:table-cell>
          <table:table-cell table:style-name="ce29" table:number-columns-repeated="2"/>
          <table:table-cell table:style-name="ce38" office:value-type="string" calcext:value-type="string">
            <text:p>Stereo Matrix</text:p>
          </table:table-cell>
          <table:table-cell table:style-name="ce38" office:value-type="string" calcext:value-type="string">
            <text:p>StMatrix Name</text:p>
          </table:table-cell>
          <table:table-cell table:style-name="ce38" office:value-type="string" calcext:value-type="string">
            <text:p>StMatrix Color</text:p>
          </table:table-cell>
          <table:table-cell table:number-columns-repeated="2"/>
          <table:table-cell table:style-name="ce30" office:value-type="string" calcext:value-type="string">
            <text:p>Mono FX Send</text:p>
          </table:table-cell>
          <table:table-cell table:style-name="ce30" office:value-type="string" calcext:value-type="string">
            <text:p>FX Name</text:p>
          </table:table-cell>
          <table:table-cell table:style-name="ce30" office:value-type="string" calcext:value-type="string">
            <text:p>FX Color</text:p>
          </table:table-cell>
          <table:table-cell table:number-columns-repeated="2"/>
          <table:table-cell table:style-name="ce30" office:value-type="string" calcext:value-type="string">
            <text:p>Stereo FX Send</text:p>
          </table:table-cell>
          <table:table-cell table:style-name="ce30" office:value-type="string" calcext:value-type="string">
            <text:p>StFX Name</text:p>
          </table:table-cell>
          <table:table-cell table:style-name="ce30" office:value-type="string" calcext:value-type="string">
            <text:p>StFX Color</text:p>
          </table:table-cell>
          <table:table-cell/>
          <table:table-cell table:style-name="ce12"/>
          <table:table-cell table:style-name="ce41" office:value-type="string" calcext:value-type="string">
            <text:p>FX Return</text:p>
          </table:table-cell>
          <table:table-cell table:style-name="ce41" office:value-type="string" calcext:value-type="string">
            <text:p>FX Return Name</text:p>
          </table:table-cell>
          <table:table-cell table:style-name="ce41" office:value-type="string" calcext:value-type="string">
            <text:p>FX Return Color</text:p>
          </table:table-cell>
          <table:table-cell table:style-name="ce12" table:number-columns-repeated="1633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Dca1</text:p>
          </table:table-cell>
          <table:table-cell table:style-name="ce27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37" table:formula="of:=IF([.P2]&lt;&gt;CONCATENATE(&quot;Grp&quot;;[.O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Ret1</text:p>
          </table:table-cell>
          <table:table-cell table:style-name="ce27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Dca2</text:p>
          </table:table-cell>
          <table:table-cell table:style-name="ce27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37" table:formula="of:=IF([.P3]&lt;&gt;CONCATENATE(&quot;Grp&quot;;[.O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Ret2</text:p>
          </table:table-cell>
          <table:table-cell table:style-name="ce33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Dca3</text:p>
          </table:table-cell>
          <table:table-cell table:style-name="ce27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37" table:formula="of:=IF([.P4]&lt;&gt;CONCATENATE(&quot;Grp&quot;;[.O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Ret3</text:p>
          </table:table-cell>
          <table:table-cell table:style-name="ce33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 office:value-type="string" calcext:value-type="string">
            <text:p>Dca4</text:p>
          </table:table-cell>
          <table:table-cell table:style-name="ce27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37" table:formula="of:=IF([.P5]&lt;&gt;CONCATENATE(&quot;Grp&quot;;[.O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Ret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ca5</text:p>
          </table:table-cell>
          <table:table-cell table:style-name="ce27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37" table:formula="of:=IF([.P6]&lt;&gt;CONCATENATE(&quot;Grp&quot;;[.O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Ret5</text:p>
          </table:table-cell>
          <table:table-cell table:style-name="ce33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 office:value-type="string" calcext:value-type="string">
            <text:p>Dca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7]&lt;&gt;CONCATENATE(&quot;Grp&quot;;[.O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Ret6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 office:value-type="string" calcext:value-type="string">
            <text:p>Dca7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8]&lt;&gt;CONCATENATE(&quot;Grp&quot;;[.O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Ret7</text:p>
          </table:table-cell>
          <table:table-cell table:style-name="ce34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 office:value-type="string" calcext:value-type="string">
            <text:p>Dca8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9]&lt;&gt;CONCATENATE(&quot;Grp&quot;;[.O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Ret8</text:p>
          </table:table-cell>
          <table:table-cell table:style-name="ce34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 office:value-type="string" calcext:value-type="string">
            <text:p>Dca9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0]&lt;&gt;CONCATENATE(&quot;Grp&quot;;[.O1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Ret9</text:p>
          </table:table-cell>
          <table:table-cell table:style-name="ce34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 office:value-type="string" calcext:value-type="string">
            <text:p>Dca10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1]&lt;&gt;CONCATENATE(&quot;Grp&quot;;[.O1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Ret10</text:p>
          </table:table-cell>
          <table:table-cell table:style-name="ce34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 office:value-type="string" calcext:value-type="string">
            <text:p>Dca11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12]&lt;&gt;CONCATENATE(&quot;Grp&quot;;[.O1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Ret11</text:p>
          </table:table-cell>
          <table:table-cell table:style-name="ce34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 office:value-type="string" calcext:value-type="string">
            <text:p>Dca12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13]&lt;&gt;CONCATENATE(&quot;Grp&quot;;[.O1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Ret12</text:p>
          </table:table-cell>
          <table:table-cell table:style-name="ce34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 office:value-type="string" calcext:value-type="string">
            <text:p>Dca1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14]&lt;&gt;CONCATENATE(&quot;Grp&quot;;[.O1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Ret13</text:p>
          </table:table-cell>
          <table:table-cell table:style-name="ce34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 office:value-type="string" calcext:value-type="string">
            <text:p>Dca14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15]&lt;&gt;CONCATENATE(&quot;Grp&quot;;[.O1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Ret14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 office:value-type="string" calcext:value-type="string">
            <text:p>Dca15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16]&lt;&gt;CONCATENATE(&quot;Grp&quot;;[.O1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Ret15</text:p>
          </table:table-cell>
          <table:table-cell table:style-name="ce28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 office:value-type="string" calcext:value-type="string">
            <text:p>Dca16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17]&lt;&gt;CONCATENATE(&quot;Grp&quot;;[.O1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16</text:p>
          </table:table-cell>
          <table:table-cell table:style-name="ce28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Fx16</text:p>
          </table:table-cell>
          <table:table-cell table:style-name="ce28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Ret16</text:p>
          </table:table-cell>
          <table:table-cell table:style-name="ce28" table:content-validation-name="val1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 office:value-type="string" calcext:value-type="string">
            <text:p>Dca17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8]&lt;&gt;CONCATENATE(&quot;Grp&quot;;[.O1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table:style-name="ce26" office:value-type="string" calcext:value-type="string">
            <text:p>Dca18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9]&lt;&gt;CONCATENATE(&quot;Grp&quot;;[.O1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table:style-name="ce26" office:value-type="string" calcext:value-type="string">
            <text:p>Dca19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0]&lt;&gt;CONCATENATE(&quot;Grp&quot;;[.O2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6" office:value-type="string" calcext:value-type="string">
            <text:p>Dca20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1]&lt;&gt;CONCATENATE(&quot;Grp&quot;;[.O2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26" office:value-type="string" calcext:value-type="string">
            <text:p>Dca21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22]&lt;&gt;CONCATENATE(&quot;Grp&quot;;[.O2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6" office:value-type="string" calcext:value-type="string">
            <text:p>Dca22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23]&lt;&gt;CONCATENATE(&quot;Grp&quot;;[.O2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6" office:value-type="string" calcext:value-type="string">
            <text:p>Dca23</text:p>
          </table:table-cell>
          <table:table-cell table:style-name="ce28" table:content-validation-name="val1" office:value-type="string" calcext:value-type="string">
            <text:p>-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24]&lt;&gt;CONCATENATE(&quot;Grp&quot;;[.O2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6" office:value-type="string" calcext:value-type="string">
            <text:p>Dca24</text:p>
          </table:table-cell>
          <table:table-cell table:style-name="ce28" table:content-validation-name="val1"/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25]&lt;&gt;CONCATENATE(&quot;Grp&quot;;[.O2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Au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Au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26]&lt;&gt;CONCATENATE(&quot;Grp&quot;;[.O2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u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Au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27]&lt;&gt;CONCATENATE(&quot;Grp&quot;;[.O2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Au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Au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8]&lt;&gt;CONCATENATE(&quot;Grp&quot;;[.O2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Au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Au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9]&lt;&gt;CONCATENATE(&quot;Grp&quot;;[.O2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Au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Au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0]&lt;&gt;CONCATENATE(&quot;Grp&quot;;[.O3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Aux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Au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Grp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1]&lt;&gt;CONCATENATE(&quot;Grp&quot;;[.O3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Grp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Mtx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Mt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Aux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Aux31</text:p>
          </table:table-cell>
          <table:table-cell table:style-name="ce28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Grp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32]&lt;&gt;CONCATENATE(&quot;Grp&quot;;[.O3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Grp31</text:p>
          </table:table-cell>
          <table:table-cell table:style-name="ce28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Mtx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Mtx31</text:p>
          </table:table-cell>
          <table:table-cell table:style-name="ce28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Aux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Grp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33]&lt;&gt;CONCATENATE(&quot;Grp&quot;;[.O33]);1;0)" office:value-type="float" office:value="0" calcext:value-type="float">
            <text:p>0</text:p>
          </table:table-cell>
          <table:table-cell table:style-name="ce37"/>
          <table:table-cell table:number-columns-repeated="2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Mtx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1"/>
          <table:table-cell table:number-columns-repeated="3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Aux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Grp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34]&lt;&gt;CONCATENATE(&quot;Grp&quot;;[.O3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Mtx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0" table:content-validation-name="val11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Aux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Grp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35]&lt;&gt;CONCATENATE(&quot;Grp&quot;;[.O3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Mtx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Aux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Grp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36]&lt;&gt;CONCATENATE(&quot;Grp&quot;;[.O3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Mtx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Aux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Grp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37]&lt;&gt;CONCATENATE(&quot;Grp&quot;;[.O3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Mtx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Aux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Grp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8]&lt;&gt;CONCATENATE(&quot;Grp&quot;;[.O3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Mtx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Aux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Grp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9]&lt;&gt;CONCATENATE(&quot;Grp&quot;;[.O3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Mtx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Aux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Grp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0]&lt;&gt;CONCATENATE(&quot;Grp&quot;;[.O4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Mtx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Aux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Grp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1]&lt;&gt;CONCATENATE(&quot;Grp&quot;;[.O4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Mtx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Aux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Grp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42]&lt;&gt;CONCATENATE(&quot;Grp&quot;;[.O4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Mtx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Aux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Grp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43]&lt;&gt;CONCATENATE(&quot;Grp&quot;;[.O4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Mtx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Aux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Grp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44]&lt;&gt;CONCATENATE(&quot;Grp&quot;;[.O4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Mtx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Aux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Grp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45]&lt;&gt;CONCATENATE(&quot;Grp&quot;;[.O4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Mtx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Aux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Grp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46]&lt;&gt;CONCATENATE(&quot;Grp&quot;;[.O4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Mtx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Aux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Grp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47]&lt;&gt;CONCATENATE(&quot;Grp&quot;;[.O4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Mtx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Aux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Grp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8]&lt;&gt;CONCATENATE(&quot;Grp&quot;;[.O4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Mtx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Aux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Grp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9]&lt;&gt;CONCATENATE(&quot;Grp&quot;;[.O4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Mtx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Aux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Grp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0]&lt;&gt;CONCATENATE(&quot;Grp&quot;;[.O5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Mtx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Aux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Grp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1]&lt;&gt;CONCATENATE(&quot;Grp&quot;;[.O5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Mtx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Aux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Grp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52]&lt;&gt;CONCATENATE(&quot;Grp&quot;;[.O5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Mtx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Aux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Grp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53]&lt;&gt;CONCATENATE(&quot;Grp&quot;;[.O5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Mtx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Aux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Grp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54]&lt;&gt;CONCATENATE(&quot;Grp&quot;;[.O5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Mtx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Aux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Grp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55]&lt;&gt;CONCATENATE(&quot;Grp&quot;;[.O5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Mtx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Aux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Grp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56]&lt;&gt;CONCATENATE(&quot;Grp&quot;;[.O5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Mtx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Aux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Grp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57]&lt;&gt;CONCATENATE(&quot;Grp&quot;;[.O5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Mtx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Aux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Grp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8]&lt;&gt;CONCATENATE(&quot;Grp&quot;;[.O5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Mtx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Aux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Grp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9]&lt;&gt;CONCATENATE(&quot;Grp&quot;;[.O5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Mtx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Aux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Grp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60]&lt;&gt;CONCATENATE(&quot;Grp&quot;;[.O6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Mtx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Aux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Grp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61]&lt;&gt;CONCATENATE(&quot;Grp&quot;;[.O6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Mtx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Au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Grp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37" table:formula="of:=IF([.P62]&lt;&gt;CONCATENATE(&quot;Grp&quot;;[.O6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Mt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Aux62</text:p>
          </table:table-cell>
          <table:table-cell table:style-name="ce28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Grp62</text:p>
          </table:table-cell>
          <table:table-cell table:style-name="ce28" table:content-validation-name="val1"/>
          <table:table-cell table:style-name="ce37" table:formula="of:=IF([.P63]&lt;&gt;CONCATENATE(&quot;Grp&quot;;[.O6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Mtx62</text:p>
          </table:table-cell>
          <table:table-cell table:style-name="ce28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2"/>
          <table:table-cell table:style-name="ce27" table:content-validation-name="val1"/>
          <table:table-cell table:number-columns-repeated="8"/>
          <table:table-cell table:style-name="ce32"/>
          <table:table-cell table:style-name="ce35" table:content-validation-name="val11"/>
          <table:table-cell table:number-columns-repeated="9"/>
          <table:table-cell table:style-name="ce35" table:content-validation-name="val11"/>
          <table:table-cell table:number-columns-repeated="20"/>
        </table:table-row>
        <table:table-row table:style-name="ro2">
          <table:table-cell table:number-columns-repeated="6"/>
          <table:table-cell table:style-name="ce27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27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9" table:default-cell-style-name="ce44"/>
        <table:table-column table:style-name="co29" table:number-columns-repeated="2" table:default-cell-style-name="ce48"/>
        <table:table-column table:style-name="co29" table:number-columns-repeated="3" table:default-cell-style-name="Default"/>
        <table:table-row table:style-name="ro2">
          <table:table-cell table:style-name="ce42"/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6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6"/>
        </table:table-row>
      </table:table>
      <table:table table:name="Misc" table:style-name="ta5"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" table:number-columns-repeated="16381"/>
        <table:table-row table:style-name="ro4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Value</text:p>
          </table:table-cell>
          <table:table-cell table:style-name="ce49" office:value-type="string" calcext:value-type="string">
            <text:p>Description</text:p>
          </table:table-cell>
        </table:table-row>
        <table:table-row table:style-name="ro4">
          <table:table-cell table:style-name="ce10" office:value-type="string" calcext:value-type="string">
            <text:p>Version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20T14:20:38.336251934</dc:date>
    <meta:editing-cycles>271</meta:editing-cycles>
    <meta:editing-duration>PT11H30M28S</meta:editing-duration>
    <meta:generator>LibreOffice/7.4.2.3$MacOSX_X86_64 LibreOffice_project/382eef1f22670f7f4118c8c2dd222ec7ad009daf</meta:generator>
    <meta:document-statistic meta:table-count="5" meta:cell-count="6827" meta:object-count="0"/>
    <meta:user-defined meta:name="AppVersion">15.0000</meta:user-defined>
  </office:meta>
</office:document-meta>
</file>